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 for Powerline" svg:font-family="'DejaVu Sans Mono for Powerline'" style:font-family-generic="swiss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9pt" officeooo:rsid="000cbed0" officeooo:paragraph-rsid="000cbed0" style:font-size-asian="9pt" style:font-size-complex="9pt"/>
    </style:style>
    <style:style style:name="P2" style:family="paragraph" style:parent-style-name="Standard">
      <style:text-properties style:font-name="Droid Sans Mono" fo:font-size="9pt" fo:font-weight="bold" officeooo:rsid="000cbed0" officeooo:paragraph-rsid="000cbed0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JAMES SAGER <text:s text:c="52"/>SPRING 2017</text:p>
      <text:p text:style-name="P1">________________________________________________________________________________</text:p>
      <text:p text:style-name="P1"/>
      <text:p text:style-name="P2">NEEDED COURSES <text:s text:c="15"/>CRN <text:s text:c="3"/>DAY <text:s text:c="2"/>TIME <text:s text:c="8"/>LOCATION <text:s text:c="2"/>INSTRUCT</text:p>
      <text:p text:style-name="P1">--------------------------------------------------------------------------------</text:p>
      <text:p text:style-name="P1">CSCE 313 <text:s text:c="3"/>Embedded Systems <text:s text:c="3"/>41045 <text:s text:c="2"/>MW <text:s text:c="3"/>2:20-3:35pm <text:s text:c="2"/>SWGN 2A27 <text:s text:c="2"/>Bakos</text:p>
      <text:p text:style-name="P1">CSCE 492 <text:s text:c="3"/>Capstone II <text:s text:c="8"/>41006 <text:s text:c="2"/>MWF <text:s text:c="2"/>5:00-5:50pm <text:s text:c="2"/>SWGN 1C01 <text:s text:c="2"/>TBA</text:p>
      <text:p text:style-name="P1">CSCE 317 <text:s text:c="3"/>Systems Egr <text:s text:c="8"/>41425 <text:s text:c="2"/>TR <text:s text:c="3"/>4:25-5:40pm <text:s text:c="2"/>SWGN 2A14 <text:s text:c="2"/>Valtorta</text:p>
      <text:p text:style-name="P1">ELCT 371 <text:s text:c="3"/>Electronics <text:s text:c="8"/>41913 <text:s text:c="2"/>TR <text:s text:c="3"/>11:40-12:55pm SWGN 2A14 <text:s text:c="2"/>TBA</text:p>
      <text:p text:style-name="P1"/>
      <text:p text:style-name="P1"/>
      <text:p text:style-name="P1"/>
      <text:p text:style-name="P2">NEED ONE CSCE ELECTIVE</text:p>
      <text:p text:style-name="P1">--------------------------------------------------------------------------------</text:p>
      <text:p text:style-name="P1">CSCE 355 <text:s text:c="3"/>Computation <text:s text:c="8"/>47396 <text:s text:c="2"/>MW <text:tab/> 5:30-6:45pm <text:s text:c="2"/>SWGN 2A21 <text:s/>TBA</text:p>
      <text:p text:style-name="P1">CSCE 531 <text:s text:c="3"/>Compilers <text:s text:c="10"/>41134 <text:s text:c="2"/>TR <text:tab/> 2:50-4:05pm <text:s text:c="2"/>WMBB 409 <text:s text:c="2"/>Fenner</text:p>
      <text:p text:style-name="P1"/>
      <text:p text:style-name="P1"/>
      <text:p text:style-name="P1"/>
      <text:p text:style-name="P2">NEED ONE MATH ELECTIVE</text:p>
      <text:p text:style-name="P1">--------------------------------------------------------------------------------</text:p>
      <text:p text:style-name="P1">MATH 544 <text:s text:c="3"/>Linear Algebra <text:s text:c="5"/>43353<text:tab/> <text:s/>MWF <text:s/>10:50-11:40am LCONTE 405 <text:s/>Liu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 for Powerline" svg:font-family="'DejaVu Sans Mono for Powerline'" style:font-family-generic="swiss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12:46.893964389</meta:creation-date>
    <dc:date>2016-11-14T12:23:27.628039173</dc:date>
    <meta:editing-duration>P0D</meta:editing-duration>
    <meta:editing-cycles>1</meta:editing-cycles>
    <meta:document-statistic meta:table-count="0" meta:image-count="0" meta:object-count="0" meta:page-count="1" meta:paragraph-count="15" meta:word-count="90" meta:character-count="1044" meta:non-whitespace-character-count="764"/>
    <meta:generator>LibreOffice/4.2.8.2$Linux_X86_64 LibreOffice_project/420m0$Build-2</meta:generator>
  </office:meta>
</office:document-meta>
</file>